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257e" officeooo:paragraph-rsid="0006257e"/>
    </style:style>
    <style:style style:name="P2" style:family="paragraph" style:parent-style-name="Standard" style:list-style-name="L1">
      <style:text-properties officeooo:rsid="0006257e" officeooo:paragraph-rsid="0006257e"/>
    </style:style>
    <style:style style:name="P3" style:family="paragraph" style:parent-style-name="Standard" style:list-style-name="L2">
      <style:text-properties officeooo:rsid="0006257e" officeooo:paragraph-rsid="0006257e"/>
    </style:style>
    <style:style style:name="P4" style:family="paragraph" style:parent-style-name="Standard" style:list-style-name="L3">
      <style:text-properties officeooo:rsid="0006257e" officeooo:paragraph-rsid="0006257e"/>
    </style:style>
    <style:style style:name="P5" style:family="paragraph" style:parent-style-name="Standard" style:list-style-name="L4">
      <style:text-properties officeooo:rsid="0006257e" officeooo:paragraph-rsid="0006257e"/>
    </style:style>
    <style:style style:name="P6" style:family="paragraph" style:parent-style-name="Heading_20_1">
      <style:text-properties officeooo:rsid="0004fc63"/>
    </style:style>
    <style:style style:name="P7" style:family="paragraph" style:parent-style-name="Heading_20_4">
      <style:text-properties officeooo:rsid="0006257e"/>
    </style:style>
    <style:style style:name="T1" style:family="text">
      <style:text-properties officeooo:rsid="0009545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OOD Explanation for Assignment <text:span text:style-name="T1">3</text:span></text:h>
      <text:p text:style-name="P1">Solution, by Brian Fraser</text:p>
      <text:p text:style-name="P1">(Only 3 explanations required).</text:p>
      <text:p text:style-name="P1"/>
      <text:h text:style-name="P7" text:outline-level="4">Creating Initial Game Board</text:h>
      <text:list xml:id="list2487884389" text:style-name="L1">
        <text:list-item>
          <text:p text:style-name="P2">The client code instantiates a Game object, which in turn creates:</text:p>
          <text:list>
            <text:list-item>
              <text:p text:style-name="P2">a Fortress</text:p>
            </text:list-item>
            <text:list-item>
              <text:p text:style-name="P2">a GameBoard</text:p>
            </text:list-item>
            <text:list-item>
              <text:p text:style-name="P2">the Tanks</text:p>
            </text:list-item>
          </text:list>
        </text:list-item>
        <text:list-item>
          <text:p text:style-name="P2">When created, a Tank uses a Tetromino object to come up with its location on the board, and sets its location by calling the GameBoard object that it is passed in its constructor.</text:p>
        </text:list-item>
        <text:list-item>
          <text:p text:style-name="P2">The client code instantiates a UI (text UI, for the moment) object and passes it the Game object.</text:p>
        </text:list-item>
      </text:list>
      <text:p text:style-name="P1"/>
      <text:h text:style-name="P7" text:outline-level="4">Draw Game Board</text:h>
      <text:list xml:id="list2245035884" text:style-name="L2">
        <text:list-item>
          <text:p text:style-name="P3">The TextUI class draws the game board by querying the Game object about the state of each location in the game board.</text:p>
        </text:list-item>
        <text:list-item>
          <text:p text:style-name="P3">The Game object in turn queries its GameBoard object which tracks the state of each cell in the game board.</text:p>
          <text:list>
            <text:list-item>
              <text:p text:style-name="P3">Note that Tanks also query the GameBoard object to find out if they have been hit.</text:p>
            </text:list-item>
          </text:list>
        </text:list-item>
      </text:list>
      <text:p text:style-name="P1"/>
      <text:h text:style-name="P7" text:outline-level="4">Tanks Firing</text:h>
      <text:list xml:id="list3317623332" text:style-name="L3">
        <text:list-item>
          <text:p text:style-name="P4">When it is time for the Tanks to fire, the TextUI will call the Game's method for firing.</text:p>
        </text:list-item>
        <text:list-item>
          <text:p text:style-name="P4">The Game will loop through its Tanks, calling each one in turn to get the amount of damage it does.</text:p>
        </text:list-item>
        <text:list-item>
          <text:p text:style-name="P4">This amount of damage will be applied to the Fortress.</text:p>
        </text:list-item>
        <text:list-item>
          <text:p text:style-name="P4">The TextUI will then call the Game to query how much damage was done and display feedback to the user.</text:p>
        </text:list-item>
      </text:list>
      <text:p text:style-name="P1"/>
      <text:h text:style-name="P7" text:outline-level="4">Use (Fortress) Firing</text:h>
      <text:list xml:id="list2078495267" text:style-name="L4">
        <text:list-item>
          <text:p text:style-name="P5">The UI queries the user for a firing move.</text:p>
        </text:list-item>
        <text:list-item>
          <text:p text:style-name="P5">This is passed to the Game, which passes it to the GameBoard to record the action.</text:p>
        </text:list-item>
        <text:list-item>
          <text:p text:style-name="P5">The UI then queries the Game to see the state of the cell that was shot at; if it contains a Tank, then the UI displays feedback that it was a hit; otherwise it was a mis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0T17:22:27.70</meta:creation-date>
    <dc:date>2018-01-21T23:54:48.677000000</dc:date>
    <meta:editing-duration>PT16M10S</meta:editing-duration>
    <meta:editing-cycles>3</meta:editing-cycles>
    <meta:generator>LibreOffice/5.4.4.2$Windows_X86_64 LibreOffice_project/2524958677847fb3bb44820e40380acbe820f960</meta:generator>
    <meta:document-statistic meta:table-count="0" meta:image-count="0" meta:object-count="0" meta:page-count="1" meta:paragraph-count="23" meta:word-count="297" meta:character-count="1497" meta:non-whitespace-character-count="1239"/>
  </office:meta>
</office:document-meta>
</file>